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8600000323294C6BF4DC26C447.png" manifest:media-type="image/png"/>
  <manifest:file-entry manifest:full-path="Pictures/100000010000049500000331BFF357701D927245.png" manifest:media-type="image/png"/>
  <manifest:file-entry manifest:full-path="Pictures/100000010000042300000325B4CB05A97A51F150.png" manifest:media-type="image/png"/>
  <manifest:file-entry manifest:full-path="Pictures/10000001000003810000028BFC617CC1CBE32B84.png" manifest:media-type="image/png"/>
  <manifest:file-entry manifest:full-path="Pictures/10000001000004A7000002A1C640D0F09BE34A36.png" manifest:media-type="image/png"/>
  <manifest:file-entry manifest:full-path="Pictures/10000001000004BA00000242BDBB8CC6781F0011.png" manifest:media-type="image/png"/>
  <manifest:file-entry manifest:full-path="Pictures/10000001000004810000032E1E2B3E5C7A92CC75.png" manifest:media-type="image/png"/>
  <manifest:file-entry manifest:full-path="Pictures/100000010000047D000002FB41C924C0D6094DA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969a" officeooo:paragraph-rsid="001d969a"/>
    </style:style>
    <style:style style:name="P2" style:family="paragraph" style:parent-style-name="Standard">
      <style:paragraph-properties fo:break-before="page"/>
      <style:text-properties officeooo:rsid="001d969a" officeooo:paragraph-rsid="001d969a"/>
    </style:style>
    <style:style style:name="P3" style:family="paragraph" style:parent-style-name="Standard">
      <style:text-properties fo:language="el" fo:country="GR" officeooo:rsid="002aa1b4" officeooo:paragraph-rsid="001d96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1043in" svg:y="-0.2673in" svg:width="6.9252in" svg:height="5.0252in" draw:z-index="0"><draw:image xlink:href="Pictures/10000001000003810000028BFC617CC1CBE32B84.png" xlink:type="simple" xlink:show="embed" xlink:actuate="onLoad" draw:mime-type="image/png"/></draw:frame><text:tab/></text:p>
      <text:p text:style-name="P1"><draw:frame draw:style-name="fr1" draw:name="Image2" text:anchor-type="char" svg:x="0.061in" svg:y="0.1366in" svg:width="6.9252in" svg:height="3.9126in" draw:z-index="1"><draw:image xlink:href="Pictures/10000001000004A7000002A1C640D0F09BE34A36.png" xlink:type="simple" xlink:show="embed" xlink:actuate="onLoad" draw:mime-type="image/png"/></draw:frame></text:p>
      <text:p text:style-name="P1"/>
      <text:p text:style-name="P2"><draw:frame draw:style-name="fr1" draw:name="Image3" text:anchor-type="char" svg:x="-0.1035in" svg:y="-0.1402in" svg:width="6.9252in" svg:height="5.2634in" draw:z-index="2"><draw:image xlink:href="Pictures/100000010000042300000325B4CB05A97A51F150.png" xlink:type="simple" xlink:show="embed" xlink:actuate="onLoad" draw:mime-type="image/png"/></draw:frame></text:p>
      <text:p text:style-name="P3"><draw:frame draw:style-name="fr1" draw:name="Image4" text:anchor-type="char" svg:x="-0.061in" svg:y="0.1736in" svg:width="6.9252in" svg:height="3.3075in" draw:z-index="3"><draw:image xlink:href="Pictures/10000001000004BA00000242BDBB8CC6781F0011.png" xlink:type="simple" xlink:show="embed" xlink:actuate="onLoad" draw:mime-type="image/png"/></draw:frame></text:p>
      <text:p text:style-name="P2"><draw:frame draw:style-name="fr1" draw:name="Image5" text:anchor-type="char" svg:x="-0.1043in" svg:y="-0.1028in" svg:width="6.9252in" svg:height="4.8228in" draw:z-index="4"><draw:image xlink:href="Pictures/100000010000049500000331BFF357701D927245.png" xlink:type="simple" xlink:show="embed" xlink:actuate="onLoad" draw:mime-type="image/png"/></draw:frame><draw:frame draw:style-name="fr1" draw:name="Image6" text:anchor-type="char" svg:x="-0.1043in" svg:y="4.8311in" svg:width="6.9252in" svg:height="4.889in" draw:z-index="5"><draw:image xlink:href="Pictures/10000001000004810000032E1E2B3E5C7A92CC75.png" xlink:type="simple" xlink:show="embed" xlink:actuate="onLoad" draw:mime-type="image/png"/></draw:frame></text:p>
      <text:p text:style-name="P1"><draw:frame draw:style-name="fr1" draw:name="Image7" text:anchor-type="char" svg:x="-0.0925in" svg:y="-0.1654in" svg:width="6.9252in" svg:height="4.802in" draw:z-index="6"><draw:image xlink:href="Pictures/100000010000048600000323294C6BF4DC26C447.png" xlink:type="simple" xlink:show="embed" xlink:actuate="onLoad" draw:mime-type="image/png"/></draw:frame><draw:frame draw:style-name="fr1" draw:name="Image8" text:anchor-type="char" svg:x="-0.0925in" svg:y="5.1028in" svg:width="6.9252in" svg:height="4.598in" draw:z-index="7"><draw:image xlink:href="Pictures/100000010000047D000002FB41C924C0D6094DA8.png" xlink:type="simple" xlink:show="embed" xlink:actuate="onLoad" draw:mime-type="image/png"/></draw:frame><text:soft-page-break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0T11:57:04.852000000</meta:creation-date>
    <dc:date>2022-02-10T13:41:13.884000000</dc:date>
    <meta:editing-duration>PT1H33M53S</meta:editing-duration>
    <meta:editing-cycles>10</meta:editing-cycles>
    <meta:generator>LibreOffice/7.2.2.2$Windows_X86_64 LibreOffice_project/02b2acce88a210515b4a5bb2e46cbfb63fe97d56</meta:generator>
    <meta:document-statistic meta:table-count="0" meta:image-count="8" meta:object-count="0" meta:page-count="4" meta:paragraph-count="1" meta:word-count="0" meta:character-count="1" meta:non-whitespace-character-count="0"/>
  </office:meta>
</office:document-meta>
</file>